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figProperties.getDbEmbedd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Property(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deConfigProperties.getDAO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Conn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isDehydra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DbInternalJdbcDriv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DbInternal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lo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deConfigProperties.getAtomicScopeRetry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ExtensionActivityBundles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Property( String key , String df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Db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Working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isDbLogg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Connecto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Pool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TxFactor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PoolBl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MessageExchange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Db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ConfigProperties.getDbIntenralJdbc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OdeConfigProperties( Properties props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deConfigProperties.getExtensionActivityBundles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AtomicScopeRet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DbInternal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PoolMi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getThreadPool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figProperties.OdeConfigProperties( File cfgFil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